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a2c" officeooo:paragraph-rsid="001efa2c"/>
    </style:style>
    <style:style style:name="P2" style:family="paragraph" style:parent-style-name="Standard">
      <style:text-properties officeooo:rsid="001efa2c" officeooo:paragraph-rsid="0023c39d"/>
    </style:style>
    <style:style style:name="P3" style:family="paragraph" style:parent-style-name="Standard">
      <style:text-properties officeooo:rsid="001efa2c" officeooo:paragraph-rsid="0028596f"/>
    </style:style>
    <style:style style:name="P4" style:family="paragraph" style:parent-style-name="Standard">
      <style:text-properties officeooo:rsid="001efa2c" officeooo:paragraph-rsid="002a250a"/>
    </style:style>
    <style:style style:name="P5" style:family="paragraph" style:parent-style-name="Text_20_body">
      <style:text-properties officeooo:rsid="0022348d" officeooo:paragraph-rsid="0022348d"/>
    </style:style>
    <style:style style:name="P6" style:family="paragraph" style:parent-style-name="Text_20_body">
      <style:text-properties officeooo:rsid="002a250a" officeooo:paragraph-rsid="002a250a"/>
    </style:style>
    <style:style style:name="P7" style:family="paragraph" style:parent-style-name="Text_20_body">
      <style:text-properties officeooo:rsid="002daa37" officeooo:paragraph-rsid="002daa37"/>
    </style:style>
    <style:style style:name="P8" style:family="paragraph" style:parent-style-name="Text_20_body">
      <style:text-properties officeooo:rsid="002f7c39" officeooo:paragraph-rsid="00302ee7"/>
    </style:style>
    <style:style style:name="P9" style:family="paragraph" style:parent-style-name="Subtitle">
      <style:text-properties officeooo:rsid="00201f5d" officeooo:paragraph-rsid="00201f5d"/>
    </style:style>
    <style:style style:name="P10" style:family="paragraph" style:parent-style-name="Title">
      <style:text-properties officeooo:rsid="002c1a5b" officeooo:paragraph-rsid="002c1a5b"/>
    </style:style>
    <style:style style:name="T1" style:family="text">
      <style:text-properties officeooo:rsid="0021effb"/>
    </style:style>
    <style:style style:name="T2" style:family="text">
      <style:text-properties officeooo:rsid="0023c39d"/>
    </style:style>
    <style:style style:name="T3" style:family="text">
      <style:text-properties officeooo:rsid="0028596f"/>
    </style:style>
    <style:style style:name="T4" style:family="text">
      <style:text-properties fo:font-weight="bold" officeooo:rsid="0028596f" style:font-weight-asian="bold" style:font-weight-complex="bold"/>
    </style:style>
    <style:style style:name="T5" style:family="text">
      <style:text-properties officeooo:rsid="002c1a5b"/>
    </style:style>
    <style:style style:name="T6" style:family="text">
      <style:text-properties officeooo:rsid="002fa136"/>
    </style:style>
    <style:style style:name="T7" style:family="text">
      <style:text-properties officeooo:rsid="00302ee7"/>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D Regulator</text:p>
      <text:p text:style-name="P2">To guarantee a stable hovering UAVs often employ PID regulators and so do we in the XCopter.</text:p>
      <text:p text:style-name="P4"><text:span text:style-name="T2">The general functionality works like this: The PID has two input parameters and one return value. The input parameters are the setpoint and the real value whereby the setpoint is the value, the to be regulated part (in our case one of the motors), should reach and the real value is the value, the motor has currently. This two values are subtracted and the resulting difference is known as the error. Now each part of the PID regulator manipulates the error respectively and returns it. The acronym PID stands for proportional, integral and differential and means that all of the parts are accumulated into one PID regulator. The factors </text:span><text:span text:style-name="T2"><draw:frame draw:style-name="fr1" draw:name="Object6" text:anchor-type="as-char" svg:y="-0.1484in" svg:width="0.7937in" svg:height="0.2098in" draw:z-index="4"><draw:object xlink:href="./Object 6" xlink:type="simple" xlink:show="embed" xlink:actuate="onLoad"/><draw:image xlink:href="./ObjectReplacements/Object 6" xlink:type="simple" xlink:show="embed" xlink:actuate="onLoad"/></draw:frame></text:span><text:span text:style-name="T2">have to be set individually for each project and setting by hand and trial and error. The mathematical formula is shown in </text:span><text:span text:style-name="T4">FORMULA1.</text:span></text:p>
      <text:p text:style-name="P3"><text:span text:style-name="T4"/></text:p>
      <text:p text:style-name="P3"><text:span text:style-name="T4"><draw:frame draw:style-name="fr1" draw:name="Object2" text:anchor-type="as-char" svg:y="-0.1484in" svg:width="2.9354in" svg:height="0.1854in" draw:z-index="1"><draw:object xlink:href="./Object 2" xlink:type="simple" xlink:show="embed" xlink:actuate="onLoad"/><draw:image xlink:href="./ObjectReplacements/Object 2" xlink:type="simple" xlink:show="embed" xlink:actuate="onLoad"/></draw:frame></text:span></text:p>
      <text:p text:style-name="P3"><text:span text:style-name="T4"/></text:p>
      <text:p text:style-name="P3"><text:span text:style-name="T2"><text:s/></text:span><text:span text:style-name="T2"><draw:frame draw:style-name="fr1" draw:name="Object1" text:anchor-type="as-char" svg:y="-0.2437in" svg:width="2.6063in" svg:height="0.3929in" draw:z-index="0"><draw:object xlink:href="./Object 1" xlink:type="simple" xlink:show="embed" xlink:actuate="onLoad"/><draw:image xlink:href="./ObjectReplacements/Object 1" xlink:type="simple" xlink:show="embed" xlink:actuate="onLoad"/></draw:frame></text:span></text:p>
      <text:p text:style-name="P3"/>
      <text:p text:style-name="P3"><text:span text:style-name="T2">In the following these three parts of the PID regulator will be explained.</text:span></text:p>
      <text:p text:style-name="P1"/>
      <text:p text:style-name="P9">The Proportional <text:span text:style-name="T1">Part</text:span></text:p>
      <text:p text:style-name="P5">This is not a real regular for that matter. It's more a <text:span text:style-name="T3">proportional</text:span> amplifier that enforces the <text:span text:style-name="T3">error by the factor</text:span><text:span text:style-name="T3"><draw:frame draw:style-name="fr1" draw:name="Object3" text:anchor-type="as-char" svg:y="-0.1484in" svg:width="0.2783in" svg:height="0.2098in" draw:z-index="2"><draw:object xlink:href="./Object 3" xlink:type="simple" xlink:show="embed" xlink:actuate="onLoad"/><draw:image xlink:href="./ObjectReplacements/Object 3" xlink:type="simple" xlink:show="embed" xlink:actuate="onLoad"/></draw:frame></text:span><text:span text:style-name="T3">. This is the most influencing part of the PID because it reacts very fast. For better understanding here is an example:</text:span></text:p>
      <text:p text:style-name="P6">Let's say we want to have a motor run at 100 RPM. When we start the P-Regulator and the motor is not running the error will be <draw:frame draw:style-name="fr1" draw:name="Object4" text:anchor-type="as-char" svg:y="-0.1484in" svg:width="2.152in" svg:height="0.1898in" draw:z-index="3"><draw:object xlink:href="./Object 4" xlink:type="simple" xlink:show="embed" xlink:actuate="onLoad"/><draw:image xlink:href="./ObjectReplacements/Object 4" xlink:type="simple" xlink:show="embed" xlink:actuate="onLoad"/></draw:frame>and it will return <draw:frame draw:style-name="fr1" draw:name="Object5" text:anchor-type="as-char" svg:y="-0.1484in" svg:width="0.4693in" svg:height="0.2098in" draw:z-index="5"><draw:object xlink:href="./Object 5" xlink:type="simple" xlink:show="embed" xlink:actuate="onLoad"/><draw:image xlink:href="./ObjectReplacements/Object 5" xlink:type="simple" xlink:show="embed" xlink:actuate="onLoad"/></draw:frame><text:span text:style-name="T5">to the motor.</text:span></text:p>
      <text:p text:style-name="Subtitle">The Integral Part</text:p>
      <text:p text:style-name="Text_20_body"/>
      <text:p text:style-name="P7">This is slowest part of a PID because it's an integral meaning it's return value increases or decreases linear over time depending on the error being positive or negative. The bigger the positive errors are the faster the return value increases, the bigger the negative errors are the faster the return value decreases.</text:p>
      <text:p text:style-name="P7">For comparison to the P-Part: If the error is 0, the P-Part will return 0 but the I-Part return value won't change. So the I-Part serves mostly to correct the residual error of the P-Part.</text:p>
      <text:p text:style-name="Subtitle">The Differential Part</text:p>
      <text:p text:style-name="P8">The D-Part is the most nervous part of the PID because it reacts to temporal changes. So the faster the <text:span text:style-name="T7">real </text:span>value <text:span text:style-name="T7">(or sensor data) </text:span>changes the higher is the return value. <text:span text:style-name="T7">This part does not depend on a </text:span>This is useful for fast response what is important in our system because we want to stabilize it <text:span text:style-name="T6">at</text:span> all the time. <text:span text:style-name="T7">Let's say we hover stable and a wind gust is hitting the XCopter. The P-Part will recognize and steer against it in proportion to the error – but this to slow and it would move the UAV. The I-Part won't do anything helpful in this case because the time period is too short. The D-Part will </text:span><text:soft-page-break/><text:span text:style-name="T7">detect a fast and big change of the real value so it will accelerate the motor very fast to correct the error and steer against the wind gu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2:32:10.989469121</meta:creation-date>
    <dc:date>2015-10-07T15:28:39.419445338</dc:date>
    <meta:editing-duration>PT54M51S</meta:editing-duration>
    <meta:editing-cycles>13</meta:editing-cycles>
    <meta:generator>LibreOffice/4.4.2.2$Linux_X86_64 LibreOffice_project/40m0$Build-2</meta:generator>
    <meta:document-statistic meta:table-count="0" meta:image-count="0" meta:object-count="6" meta:page-count="2" meta:paragraph-count="14" meta:word-count="481" meta:character-count="2661" meta:non-whitespace-character-count="2190"/>
  </office:meta>
</office:document-meta>
</file>

<file path=Object 1/content.xml><?xml version="1.0" encoding="utf-8"?>
<math xmlns="http://www.w3.org/1998/Math/MathML" display="block">
  <semantics>
    <mrow>
      <mi mathvariant="italic">PID</mi>
      <mrow>
        <mrow>
          <mo fence="true" stretchy="false">(</mo>
          <mrow>
            <mi>t</mi>
          </mrow>
          <mo fence="true" stretchy="false">)</mo>
        </mrow>
        <mo stretchy="false">=</mo>
        <mrow>
          <mrow>
            <msub>
              <mi>K</mi>
              <mi>p</mi>
            </msub>
            <mo stretchy="false">∗</mo>
            <mi>e</mi>
          </mrow>
          <mo stretchy="false">+</mo>
          <mrow>
            <msub>
              <mi>K</mi>
              <mi>i</mi>
            </msub>
            <mo stretchy="false">∗</mo>
            <mrow>
              <mo stretchy="false">∫</mo>
              <mi>e</mi>
            </mrow>
          </mrow>
        </mrow>
      </mrow>
      <mrow>
        <mi mathvariant="italic">dt</mi>
        <mo stretchy="false">+</mo>
        <mrow>
          <msub>
            <mi>K</mi>
            <mi>d</mi>
          </msub>
          <mo stretchy="false">∗</mo>
          <mrow>
            <mo fence="true" stretchy="false">(</mo>
            <mrow>
              <mfrac>
                <mi mathvariant="italic">de</mi>
                <mi mathvariant="italic">dt</mi>
              </mfrac>
            </mrow>
            <mo fence="true" stretchy="false">)</mo>
          </mrow>
        </mrow>
      </mrow>
    </mrow>
    <annotation encoding="StarMath 5.0">PID(t) = K_{p} * e + K_{i} * int e dt  +  K_{d} * ( {de} over {dt} )</annotation>
  </semantics>
</math>
</file>

<file path=Object 2/content.xml><?xml version="1.0" encoding="utf-8"?>
<math xmlns="http://www.w3.org/1998/Math/MathML" display="block">
  <semantics>
    <mrow>
      <mi mathvariant="italic">error</mi>
      <mo stretchy="false">=</mo>
      <mi>e</mi>
      <mo stretchy="false">=</mo>
      <mrow>
        <mo fence="true" stretchy="true">|</mo>
        <mrow>
          <mrow>
            <mrow>
              <mi mathvariant="italic">setvalue</mi>
              <mo stretchy="false">−</mo>
              <mi mathvariant="italic">real</mi>
            </mrow>
            <mi mathvariant="italic">value</mi>
          </mrow>
        </mrow>
        <mo fence="true" stretchy="true">|</mo>
      </mrow>
      <mo stretchy="false">=</mo>
      <mrow>
        <mo fence="true" stretchy="true">|</mo>
        <mrow>
          <mrow>
            <mi mathvariant="italic">sV</mi>
            <mo stretchy="false">−</mo>
            <mi mathvariant="italic">rV</mi>
          </mrow>
        </mrow>
        <mo fence="true" stretchy="true">|</mo>
      </mrow>
    </mrow>
    <annotation encoding="StarMath 5.0">error = e = abs{setvalue - real value} = abs{ sV - rV}</annotation>
  </semantics>
</math>
</file>

<file path=Object 3/content.xml><?xml version="1.0" encoding="utf-8"?>
<math xmlns="http://www.w3.org/1998/Math/MathML" display="block">
  <semantics>
    <msub>
      <mi>K</mi>
      <mi>p</mi>
    </msub>
    <annotation encoding="StarMath 5.0">K_{ p }</annotation>
  </semantics>
</math>
</file>

<file path=Object 4/content.xml><?xml version="1.0" encoding="utf-8"?>
<math xmlns="http://www.w3.org/1998/Math/MathML" display="block">
  <semantics>
    <mrow>
      <mrow>
        <mi>e</mi>
        <mo stretchy="false">=</mo>
        <mn>100</mn>
      </mrow>
      <mrow>
        <mrow>
          <mo fence="true" stretchy="false">[</mo>
          <mrow>
            <mi mathvariant="italic">RPM</mi>
          </mrow>
          <mo fence="true" stretchy="false">]</mo>
        </mrow>
        <mo stretchy="false">−</mo>
        <mn>0</mn>
      </mrow>
      <mrow>
        <mrow>
          <mo fence="true" stretchy="false">[</mo>
          <mrow>
            <mi mathvariant="italic">RPM</mi>
          </mrow>
          <mo fence="true" stretchy="false">]</mo>
        </mrow>
        <mo stretchy="false">=</mo>
        <mn>100</mn>
      </mrow>
    </mrow>
    <annotation encoding="StarMath 5.0">e = 100 [RPM] - 0 [RPM] = 100</annotation>
  </semantics>
</math>
</file>

<file path=Object 5/content.xml><?xml version="1.0" encoding="utf-8"?>
<math xmlns="http://www.w3.org/1998/Math/MathML" display="block">
  <semantics>
    <mrow>
      <msub>
        <mi>K</mi>
        <mi>p</mi>
      </msub>
      <mo stretchy="false">∗</mo>
      <mi>e</mi>
    </mrow>
    <annotation encoding="StarMath 5.0">K_{ p } * e</annotation>
  </semantics>
</math>
</file>

<file path=Object 6/content.xml><?xml version="1.0" encoding="utf-8"?>
<math xmlns="http://www.w3.org/1998/Math/MathML" display="block">
  <semantics>
    <mrow>
      <msub>
        <mi>K</mi>
        <mi>p</mi>
      </msub>
      <mi>,</mi>
      <msub>
        <mi>K</mi>
        <mi>i</mi>
      </msub>
      <mi>,</mi>
      <msub>
        <mi>K</mi>
        <mi>d</mi>
      </msub>
    </mrow>
    <annotation encoding="StarMath 5.0">K_{ p } , K_{ i }, K_{ d } </annotation>
  </semantics>
</math>
</file>